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F447E427CB47E6B8D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5.3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line-height="150%"/>
      <style:text-properties style:font-name="Montserrat" fo:font-size="14pt" style:font-name-asian="Montserrat1" style:font-size-asian="14pt" style:font-name-complex="Montserrat1" style:font-size-complex="14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top="0.1665in" fo:margin-bottom="0in" loext:contextual-spacing="false" fo:line-height="100%" fo:orphans="0" fo:widows="0"/>
    </style:style>
    <style:style style:name="P9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2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3" style:family="text">
      <style:text-properties style:font-name="Montserrat" fo:font-size="14pt" style:font-name-asian="Montserrat1" style:font-size-asian="14pt" style:font-name-complex="Montserrat1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style:font-name="Montserrat" fo:font-size="14pt" style:text-underline-style="solid" style:text-underline-width="auto" style:text-underline-color="font-color" style:font-name-asian="Montserrat1" style:font-size-asian="14pt" style:font-name-complex="Montserrat1" style:font-size-complex="14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font-size-asian="9pt" style:font-size-complex="9pt" fo:background-color="#00ff00"/>
    </style:style>
    <style:style style:name="T9" style:family="text">
      <style:text-properties fo:font-size="9pt" fo:background-color="#93c47d" loext:char-shading-value="0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Informativa</text:span></text:p>
      <text:p text:style-name="Standard"><text:span text:style-name="T2">Pegadas de dinossauros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Faixa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5">1</text:span></text:p>
          </table:table-cell>
          <table:table-cell table:style-name="Table1.A1" office:value-type="string">
            <text:p text:style-name="P8">Há 150 milhões de anos a paisagem e o clima em redor do Cabo Espichel eram muito diferentes. Mais concretamente, estamos a falar de um período conhecido como Jurássico Superior. O clima era mais quente e tropical e em vez de falésias altas, a paisagem era plana, banhada por um mar de temperaturas amenas e águas pouco profundas.</text:p>
            <text:p text:style-name="P8">Foi aí que ao longo de milénios viveram e caminharam muitos dinossauros diferentes, que deixaram as suas pegadas na lama.</text:p>
            <text:p text:style-name="P8">Normalmente, hoje em dia, estas pegadas estariam debaixo da terra e longe dos nossos olhos. Mas a placa Africana colidiu com a placa Ibérica e provocou a elevação de várias zonas montanhosas em Portugal, por exemplo a Cordilheira Central, o Maciço Calcário Estremenho, ou a Serra da Arrábida. Assim, camadas mais profundas subiram e são visíveis hoje em dia. Isto torna possível descobrir vários factos sobre os animais que viviam na zona há milhões de anos.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"><text:span text:style-name="T5">2</text:span></text:p>
          </table:table-cell>
          <table:table-cell table:style-name="Table1.A1" office:value-type="string">
            <text:p text:style-name="P8">No concelho de Sesimbra pode-se visitar três lugares onde os dinossauros deixaram as suas marcas: a Pedreira do Avelino, a Pedra da Mua e os Lagosteiros.</text:p>
            <text:p text:style-name="P8">Na Pedreira do Avelino há 108 pegadas numa laje com 10 metros de largura por 15 de comprimento. Têm mais de 150 milhões de anos e foram deixadas por dinossauros herbívoros que tinham uma cauda longa, um pescoço comprido e caminhavam sobre as quatro patas.</text:p>
            <text:p text:style-name="P8">Passamos à próxima etapa da viagem...</text:p>
            <text:p text:style-name="P8">Para visitar os monumentos de pegadas da Pedra da Mua e dos Lagosteiros temos de viajar até ao Cabo Espichel. Daí, podemos partir a pé do Santuário da Nossa Senhora do Cabo e seguir um trilho pedestre para Norte, em direção à enseada dos Lagosteiros. A paisagem costeira vale bem a pena e é aconselhável levar binóculos, porque muitas das lajes onde há pegadas ficam longe do caminho.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5">3</text:span></text:p>
          </table:table-cell>
          <table:table-cell table:style-name="Table1.A1" office:value-type="string">
            <text:p text:style-name="P8">Estes dois monumentos têm muitas pistas, com um total de cerca de 700 pegadas. Trata-se do maior conjunto de pegadas de dinossauros do Cretácio em Portugal. Há diferentes camadas, de diferentes períodos, com marcas deixadas por animais pequenos e grandes.</text:p>
            <text:p text:style-name="P8">Alguns tinham membros posteriores (pernas) que mediam de 38 a 46 centímetros e calcula-se que andavam a cerca de 5 km/h.</text:p>
            <text:p text:style-name="P8">Noutros casos, as próprias pegadas têm 70 a 73 cm de comprimento e até há pegadas com cerca de 80 cm de comprimento.</text:p>
            <text:p text:style-name="P8">Uma das camadas da Pedra da Mua, a camada 3, reserva-nos algo especial: a atração principal. São sete trilhos de pegadas de pequenos saurópodes, dinossauros herbívoros que tinham um pescoço muito longo e uma cabeça pequena. Estes trilhos são de saurópodes jovens e o que é curioso, é que estes andavam lado a lado. Através destas marcas é portanto possível concluir que existia um comportamento social entre saurópodes juvenis.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</text:span></text:p>
          </table:table-cell>
          <table:table-cell table:style-name="Table1.A1" office:value-type="string">
            <text:p text:style-name="P8">Também há outras teorias sobre a origem de alguns destes trilhos...</text:p>
            <text:p text:style-name="P8">Reza a lenda da Nossa Senhora da Mua que dois peregrinos viram Nossa Senhora montada numa mula gigante a subir as arribas do Cabo Espichel, e que foi ela que deixou as pegadas na laje.</text:p>
            <text:p text:style-name="P8">No cimo da arriba é possível visitar um pequeno monumento, a Ermida da Memória onde se encontram azulejos do século XVIII que contam a lenda...</text:p>
          </table:table-cell>
        </table:table-row>
      </table:table>
      <text:p text:style-name="P2"/>
      <text:p text:style-name="P2"/>
      <text:p text:style-name="P4"><text:span text:style-name="T3">Fontes:</text:span></text:p>
      <text:p text:style-name="P4"><text:a xlink:type="simple" xlink:href="https://portugal-em-pedra.blogspot.com/2017/10/pegadas-de-dinossauros-na-pedra-da-mua.html?m=1" text:style-name="ListLabel_20_1" text:visited-style-name="ListLabel_20_1"><text:span text:style-name="T6">https://portugal-em-pedra.blogspot.com/2017/10/pegadas-de-dinossauros-na-pedra-da-mua.html?m=1</text:span></text:a></text:p>
      <text:p text:style-name="P2"/>
      <text:p text:style-name="P4"><text:a xlink:type="simple" xlink:href="https://www.guiadacidade.pt/pt/poi-pegadas-da-pedra-mua-monumento-natural-282145" text:style-name="ListLabel_20_1" text:visited-style-name="ListLabel_20_1"><text:span text:style-name="T6">https://www.guiadacidade.pt/pt/poi-pegadas-da-pedra-mua-monumento-natural-282145</text:span></text:a></text:p>
      <text:p text:style-name="P2"/>
      <text:p text:style-name="P4"><text:a xlink:type="simple" xlink:href="https://www.sesimbra.pt/pages/1077?news_id=6199" text:style-name="ListLabel_20_1" text:visited-style-name="ListLabel_20_1"><text:span text:style-name="T6">https://www.sesimbra.pt/pages/1077?news_id=6199</text:span></text:a></text:p>
      <text:p text:style-name="P2"/>
      <text:p text:style-name="P4"><text:a xlink:type="simple" xlink:href="https://www.publico.pt/2021/01/29/ciencia/noticia/600-pegadas-dinossauros-descobertas-cabo-espichel-1948468" text:style-name="ListLabel_20_1" text:visited-style-name="ListLabel_20_1"><text:span text:style-name="T6">https://www.publico.pt/2021/01/29/ciencia/noticia/600-pegadas-dinossauros-descobertas-cabo-espichel-1948468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Montserrat" fo:font-family="Montserrat" style:font-family-generic="roman" style:font-pitch="variable" fo:font-size="14pt" style:text-underline-style="solid" style:text-underline-width="auto" style:text-underline-color="font-color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2701in" fo:margin-top="0in" fo:margin-bottom="0in" table:align="center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pt solid #ffffff" fo:border-right="1pt solid #ffffff" fo:border-top="1pt solid #ffffff" fo:border-bottom="1pt solid #000000"/>
    </style:style>
    <style:style style:name="Table3" style:family="table">
      <style:table-properties style:width="6.2701in" fo:margin-top="0in" fo:margin-bottom="0in" table:align="center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1pt solid #ffffff" fo:border-right="1pt solid #ffffff" fo:border-top="1pt solid #000000" fo:border-bottom="1pt solid #ffffff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background-color="#93c47d" loext:char-shading-value="0" style:font-size-asian="9pt" style:font-size-complex="9pt"/>
    </style:style>
    <style:style style:name="MT3" style:family="text">
      <style:text-properties fo:font-size="9pt" style:font-size-asian="9pt" style:font-size-complex="9pt" fo:background-color="#00ff00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"><text:span text:style-name="MT1">Estado:</text:span><text:span text:style-name="MT2"> </text:span><text:span text:style-name="MT3">Finalizado</text:span></text:p>
            </table:table-cell>
          </table:table-row>
        </table:table>
        <text:p text:style-name="MP1"><draw:frame draw:style-name="Mfr1" draw:name="image1.png" text:anchor-type="char" svg:x="2.6492in" svg:y="-0.8992in" svg:width="0.9673in" svg:height="0.9673in" draw:z-index="0"><draw:image xlink:href="Pictures/10000201000001F4000001F447E427CB47E6B8DA.png" xlink:type="simple" xlink:show="embed" xlink:actuate="onLoad" loext:mime-type="image/png"/></draw:frame></text:p>
      </style:header>
      <style:footer>
        <text:p text:style-name="Standard"/>
        <text:p text:style-name="MP2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page-number text:select-page="current">0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" meta:paragraph-count="28" meta:word-count="540" meta:character-count="3445" meta:non-whitespace-character-count="2933"/>
    <meta:generator>LibreOfficeDev/6.0.5.2$Linux_X86_64 LibreOffice_project/</meta:generator>
  </office:meta>
</office:document-meta>
</file>